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Sans" svg:font-family="'Liberation Sans'" style:font-family-generic="swiss" style:font-pitch="variable"/>
    <style:font-face style:name="Liberation Sans serif" svg:font-family="'Liberation Sans serif'" style:font-family-generic="swis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dejavu sans mono" svg:font-family="'dejavu sans mono', monospace"/>
  </office:font-face-decls>
  <office:automatic-styles>
    <style:style style:name="P1" style:family="paragraph" style:parent-style-name="Standard">
      <style:paragraph-properties fo:text-align="justify" style:justify-single-word="false"/>
      <style:text-properties style:font-name="Calibri" fo:language="fr" fo:country="FR"/>
    </style:style>
    <style:style style:name="P2" style:family="paragraph" style:parent-style-name="Standard">
      <style:paragraph-properties fo:text-align="justify" style:justify-single-word="false"/>
      <style:text-properties style:font-name="Calibri" fo:language="fr" fo:country="FR" officeooo:paragraph-rsid="001161f3"/>
    </style:style>
    <style:style style:name="P3" style:family="paragraph" style:parent-style-name="Standard">
      <style:paragraph-properties fo:text-align="justify" style:justify-single-word="false"/>
      <style:text-properties style:font-name="Calibri" fo:language="fr" fo:country="FR" style:text-underline-style="solid" style:text-underline-width="auto" style:text-underline-color="font-color"/>
    </style:style>
    <style:style style:name="P4" style:family="paragraph" style:parent-style-name="Standard">
      <style:paragraph-properties fo:text-align="justify" style:justify-single-word="false"/>
      <style:text-properties style:font-name="Calibri" fo:language="fr" fo:country="FR" style:text-underline-style="none" officeooo:rsid="0009c635" officeooo:paragraph-rsid="0009c635"/>
    </style:style>
    <style:style style:name="P5" style:family="paragraph" style:parent-style-name="Standard">
      <style:paragraph-properties fo:text-align="justify" style:justify-single-word="false"/>
      <style:text-properties style:font-name="Calibri" fo:language="fr" fo:country="FR" style:text-underline-style="none" officeooo:rsid="00057fd1" officeooo:paragraph-rsid="00057fd1"/>
    </style:style>
    <style:style style:name="P6" style:family="paragraph" style:parent-style-name="Standard">
      <style:paragraph-properties fo:text-align="justify" style:justify-single-word="false"/>
      <style:text-properties style:font-name="Calibri" fo:language="fr" fo:country="FR" style:text-underline-style="none" officeooo:rsid="00047d43" officeooo:paragraph-rsid="00047d43"/>
    </style:style>
    <style:style style:name="P7" style:family="paragraph" style:parent-style-name="Standard">
      <style:paragraph-properties fo:text-align="center" style:justify-single-word="false"/>
      <style:text-properties style:font-name="Calibri" fo:language="fr" fo:country="FR"/>
    </style:style>
    <style:style style:name="T1" style:family="text">
      <style:text-properties officeooo:rsid="00047d43"/>
    </style:style>
    <style:style style:name="T2" style:family="text">
      <style:text-properties officeooo:rsid="00067e79"/>
    </style:style>
    <style:style style:name="T3" style:family="text">
      <style:text-properties officeooo:rsid="0006fdd9"/>
    </style:style>
    <style:style style:name="T4" style:family="text">
      <style:text-properties officeooo:rsid="0008640b"/>
    </style:style>
    <style:style style:name="T5" style:family="text">
      <style:text-properties officeooo:rsid="0009c635"/>
    </style:style>
    <style:style style:name="T6" style:family="text">
      <style:text-properties officeooo:rsid="000cae19"/>
    </style:style>
    <style:style style:name="T7" style:family="text">
      <style:text-properties officeooo:rsid="001038be"/>
    </style:style>
    <style:style style:name="T8" style:family="text">
      <style:text-properties fo:language="fr" fo:country="FR" style:text-underline-style="none" officeooo:rsid="001161f3"/>
    </style:style>
    <style:style style:name="T9" style:family="text">
      <style:text-properties fo:font-variant="normal" fo:text-transform="none" fo:color="#e8eaed" loext:opacity="100%" style:font-name="dejavu sans mono" fo:font-size="8.25pt" fo:letter-spacing="normal" fo:font-style="normal" fo:font-weight="normal"/>
    </style:style>
    <style:style style:name="T10" style:family="text">
      <style:text-properties fo:font-variant="normal" fo:text-transform="none" fo:color="#e8eaed" loext:opacity="100%" style:font-name="Calibri" fo:font-size="8.25pt" fo:letter-spacing="normal" fo:font-style="normal" fo:font-weight="normal"/>
    </style:style>
    <style:style style:name="T11" style:family="text">
      <style:text-properties fo:font-variant="normal" fo:text-transform="none" fo:color="#e8eaed" loext:opacity="100%" style:font-name="Calibri" fo:font-size="11pt" fo:letter-spacing="normal" fo:font-style="normal" fo:font-weight="normal" style:font-size-asian="11pt" style:font-size-complex="11pt"/>
    </style:style>
    <style:style style:name="T12" style:family="text">
      <style:text-properties fo:font-variant="normal" fo:text-transform="none" fo:color="#c9211e" loext:opacity="100%" style:font-name="Calibri" fo:font-size="11pt" fo:letter-spacing="normal" fo:font-style="normal" fo:font-weight="normal" style:font-size-asian="11pt" style:font-size-complex="11pt"/>
    </style:style>
    <style:style style:name="T13" style:family="text">
      <style:text-properties fo:font-variant="normal" fo:text-transform="none" fo:color="#000000" loext:opacity="100%" style:font-name="Calibri" fo:font-size="11pt" fo:letter-spacing="normal" fo:font-style="normal" fo:font-weight="normal" style:font-size-asian="11pt" style:font-size-complex="11pt"/>
    </style:style>
    <style:style style:name="T14" style:family="text">
      <style:text-properties fo:font-variant="normal" fo:text-transform="none" fo:color="#000000" loext:opacity="100%" style:font-name="Liberation Sans serif" fo:font-size="11pt" fo:letter-spacing="normal" fo:font-style="normal" fo:font-weight="normal" style:font-size-asian="11pt" style:font-size-complex="11pt"/>
    </style:style>
    <style:style style:name="T15" style:family="text">
      <style:text-properties fo:font-variant="normal" fo:text-transform="none" fo:color="#000000" loext:opacity="100%" fo:font-size="11pt" fo:letter-spacing="normal" fo:font-style="normal" fo:font-weight="normal" style:font-size-asian="11pt" style:font-size-complex="11pt"/>
    </style:style>
    <style:style style:name="T16" style:family="text">
      <style:text-properties style:font-name="Calibri" fo:language="fr" fo:country="FR" style:text-underline-style="none" officeooo:rsid="001161f3"/>
    </style:style>
    <style:style style:name="T17" style:family="text">
      <style:text-properties style:text-underline-style="none" officeooo:rsid="001161f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hapitre 5 : L’activité commerciale</text:p>
      <text:p text:style-name="P7">TD Nespresso</text:p>
      <text:p text:style-name="P7"><text:span text:style-name="T1">É</text:span>tude du site</text:p>
      <text:p text:style-name="P1"/>
      <text:p text:style-name="P3">1) En étudiant les trois premiers onglets du site (Café, machines et Accessoires), donnez des</text:p>
      <text:p text:style-name="P3">éléments qui attestent que Nespresso se présente comme un produit unique.</text:p>
      <text:p text:style-name="P3"/>
      <text:p text:style-name="P4">Nespresso se met en avant comme un produit unique grâce à leur café en capsule qui le rend facile à préparer. Il mette la conservation de leurs cafés en avant ainsi que leur capsule compostable qui est unique. Leurs machines est adapté à leur capsule ainsi que leur tasse, leur thermos/ gourde pour le café. Nespresso vend également des gâteaux pour accompagner leurs cafés.</text:p>
      <text:p text:style-name="P3"/>
      <text:p text:style-name="P3">2) Que peut-on dire de la gamme Nespresso ?</text:p>
      <text:p text:style-name="P3"/>
      <text:p text:style-name="P5"><text:tab/>La gamme Nespresso est vaste avec une grande diversité au niveau des produits. Nespresso a plus de 60 variétés différentes de café plus <text:span text:style-name="T2">des éditions limités. Cette gamme s’adresse à tous type de consommateur avec </text:span><text:span text:style-name="T3">des </text:span><text:span text:style-name="T2">café</text:span><text:span text:style-name="T3">s</text:span><text:span text:style-name="T2"> de prix différents en fonction de leur rareté. </text:span><text:span text:style-name="T3">Pareil avec leur machine à café de différent prix qui va de la machine à 100 euro accessible à tous à la machine professionnel à 749 euro.</text:span></text:p>
      <text:p text:style-name="P5"/>
      <text:p text:style-name="P3">3) Cette gamme vous semble-t-elle cohérente ?</text:p>
      <text:p text:style-name="P6"><text:tab/></text:p>
      <text:p text:style-name="P6"><text:tab/><text:span text:style-name="T4">Cette gamme est cohérente parce qu’elle s’adresse à tous le monde. Leur gamme est pour tout </text:span><text:span text:style-name="T5">les goûts, plus ou moins intense. Dans la gamme Nespresso il y a plusieurs gammes différentes. Il y a le double expresso, gran lungo, mug, master origins, reviving origins, barista creations.</text:span></text:p>
      <text:p text:style-name="P4">La gamme Nespresso est cohérente car elle tient sa promesse d’être « un café de la plus haute qualité possible ». On nous parle de leur expérience dans le domaine et nous présentes chacun de leur produit <text:span text:style-name="T6">un par un </text:span><text:span text:style-name="T7">selon leur intensité, leur provenance..</text:span>.</text:p>
      <text:p text:style-name="P6"/>
      <text:p text:style-name="P3">4) Comment se manifeste de la part de Nespresso la manière de fidéliser le client ?</text:p>
      <text:p text:style-name="P3"/>
      <text:p text:style-name="P6"><text:tab/><text:span text:style-name="T7">Il offre à toutes personnes ayant un compte nespresso plusieurs niveau d’avantage selon leur nombre de capsule acheter. Pour le premier niveau connaisseur ils ont accès : à la livraison offert, un dégustation offerte en boutique, forfait service après-vente(aide pour le machine), un coffret anniversaire, des remises spéciale en fonction de vos café préférer lors de journées spéciales et enfin des bonus si on parraine des proches. Le deuxième niveau (qui est à partir de 500 capsule acheter) a tous les avantages précédents plus le service après-vente qui devient personnalisé et 15 % sur les accessoires et les gourmandises. Et enfin le troisième niveau <text:s/>se débloque après 1000 capsules et a tous les bonus précédents plus une réduction de 10 % sur l’achat d’une machine et peut assister aux avant-premières et exclusivités comme l’accès à la vente de variétés de cafés rares et des invitation aux évènements culturels et gastronomiques privés.</text:span></text:p>
      <text:p text:style-name="P6"/>
      <text:p text:style-name="P6"/>
      <text:p text:style-name="P3"><text:soft-page-break/>5) Comment Nespresso s’affiche comme étant une entreprise responsable ?</text:p>
      <text:p text:style-name="P6"/>
      <text:p text:style-name="P2"><text:span text:style-name="T17">Ils ont créer des points de recyclage pour récupérer leur capsule et on créer une gamme de capsule compostable à la maison avec des sachets recyclables. Ils ont créer une page dédiée à leur démarche écologique où il parle du fait qu’ils sont certifiés B corp^tm qui est </text:span><text:span text:style-name="T15">un mouvement d’entreprises qui respectent des normes sociales et environnementales élevées et s’inscrivent dans une démarche de progrè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Sans" svg:font-family="'Liberation Sans'" style:font-family-generic="swiss" style:font-pitch="variable"/>
    <style:font-face style:name="Liberation Sans serif" svg:font-family="'Liberation Sans serif'" style:font-family-generic="swis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dejavu sans mono" svg:font-family="'dejavu sans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6T16:40:52.739942689</meta:creation-date>
    <dc:date>2023-09-28T18:29:03.715265167</dc:date>
    <meta:editing-duration>PT25M36S</meta:editing-duration>
    <meta:editing-cycles>4</meta:editing-cycles>
    <meta:generator>LibreOffice/7.3.7.2$Linux_X86_64 LibreOffice_project/30$Build-2</meta:generator>
    <meta:document-statistic meta:table-count="0" meta:image-count="0" meta:object-count="0" meta:page-count="2" meta:paragraph-count="16" meta:word-count="523" meta:character-count="3145" meta:non-whitespace-character-count="2632"/>
  </office:meta>
</office:document-meta>
</file>